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sans-serif" fo:font-size="25.5pt"/>
    </style:style>
    <style:style style:name="P2" style:family="paragraph" style:parent-style-name="Standard">
      <style:paragraph-properties style:writing-mode="lr-tb"/>
      <style:text-properties style:font-name="sans-serif" fo:font-size="14.25pt" officeooo:rsid="00116a85" officeooo:paragraph-rsid="00116a85"/>
    </style:style>
    <style:style style:name="P3" style:family="paragraph" style:parent-style-name="Standard">
      <style:paragraph-properties style:writing-mode="lr-tb"/>
      <style:text-properties style:font-name="sans-serif" fo:font-size="14.25pt" officeooo:rsid="00132f90" officeooo:paragraph-rsid="00132f90"/>
    </style:style>
    <style:style style:name="P4" style:family="paragraph" style:parent-style-name="Standard">
      <style:paragraph-properties style:writing-mode="lr-tb"/>
      <style:text-properties style:font-name="sans-serif" fo:font-size="14.25pt" officeooo:rsid="00132f90" officeooo:paragraph-rsid="001517c4"/>
    </style:style>
    <style:style style:name="P5" style:family="paragraph" style:parent-style-name="Standard">
      <style:paragraph-properties style:writing-mode="lr-tb"/>
      <style:text-properties style:font-name="sans-serif" fo:font-size="14.25pt" officeooo:rsid="0014f9b3" officeooo:paragraph-rsid="0014f9b3"/>
    </style:style>
    <style:style style:name="P6" style:family="paragraph" style:parent-style-name="Standard">
      <style:paragraph-properties style:writing-mode="lr-tb"/>
      <style:text-properties style:font-name="sans-serif" fo:font-size="14.25pt" officeooo:rsid="001517c4" officeooo:paragraph-rsid="001517c4"/>
    </style:style>
    <style:style style:name="P7" style:family="paragraph" style:parent-style-name="Standard">
      <style:paragraph-properties style:writing-mode="lr-tb"/>
      <style:text-properties style:font-name="sans-serif" fo:font-size="14.25pt" officeooo:rsid="001714f1" officeooo:paragraph-rsid="001714f1"/>
    </style:style>
    <style:style style:name="P8" style:family="paragraph" style:parent-style-name="Subtitle">
      <style:paragraph-properties fo:text-align="start" style:justify-single-word="false"/>
    </style:style>
    <style:style style:name="T1" style:family="text">
      <style:text-properties style:font-name="monospace" fo:font-size="16.5pt"/>
    </style:style>
    <style:style style:name="T2" style:family="text">
      <style:text-properties style:font-name="monospace" fo:font-size="16.5pt" officeooo:rsid="001517c4"/>
    </style:style>
    <style:style style:name="T3" style:family="text">
      <style:text-properties style:font-name="monospace" fo:font-size="16.5pt" officeooo:rsid="001714f1"/>
    </style:style>
    <style:style style:name="T4" style:family="text">
      <style:text-properties officeooo:rsid="0014f9b3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517c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D1 : Programmation Par Contraintes</text:p>
      <text:p text:style-name="P1"/>
      <text:p text:style-name="P8"><text:span text:style-name="T5">Exercice 1:</text:span></text:p>
      <text:p text:style-name="P2"/>
      <text:p text:style-name="P3">MODELE BINAIRE:</text:p>
      <text:p text:style-name="P3"/>
      <text:p text:style-name="P3">Variable<text:span text:style-name="T6">s</text:span>: X = { x1,1, x1,2, …, xn,n}</text:p>
      <text:p text:style-name="P3"/>
      <text:p text:style-name="P3">Domaine des variables: {0,1}</text:p>
      <text:p text:style-name="P3"/>
      <text:p text:style-name="P3">Contraintes:</text:p>
      <text:p text:style-name="P3"/>
      <text:p text:style-name="P3">Somme Xi,1 , Xi,2, …, Xi,n = 1 , <text:span text:style-name="T1">∀i </text:span><text:span text:style-name="T2">in {1, …, N} </text:span></text:p>
      <text:p text:style-name="P4">Somme X1,i , X2,i , …, X<text:span text:style-name="T4">n</text:span>,i = 1 , <text:span text:style-name="T1">∀i </text:span><text:span text:style-name="T2">in {1, …, N}</text:span></text:p>
      <text:p text:style-name="P7"><text:span text:style-name="T1">La somme d’une diagonales &lt;= 1</text:span></text:p>
      <text:p text:style-name="P5"><text:span text:style-name="T1"/></text:p>
      <text:p text:style-name="P5"><text:span text:style-name="T1"/></text:p>
      <text:p text:style-name="P5"><text:span text:style-name="T1">MODELE VARIABLE ENTIERE</text:span></text:p>
      <text:p text:style-name="P5"><text:span text:style-name="T1"/></text:p>
      <text:p text:style-name="P6"><text:span text:style-name="T1">Variables: X = {1 … n} </text:span></text:p>
      <text:p text:style-name="P6"><text:span text:style-name="T1">Domaine: {1 … n}</text:span></text:p>
      <text:p text:style-name="P6"><text:span text:style-name="T1">Contraintes:</text:span></text:p>
      <text:p text:style-name="P6"><text:span text:style-name="T1"/></text:p>
      <text:p text:style-name="P6"><text:span text:style-name="T1">AllDiff(X) (lignes)</text:span></text:p>
      <text:p text:style-name="P6"><text:span text:style-name="T1">(colone trivial , capturé par notre définion du domaine)</text:span></text:p>
      <text:p text:style-name="P6"><text:span text:style-name="T1">|Xi – Xj| != |i – j|</text:span></text:p>
      <text:p text:style-name="P6"><text:span text:style-name="T1">(diagonales montantes et descendatnes capturé par la valeur absolu)</text:span></text:p>
      <text:p text:style-name="P6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7" meta:word-count="96" meta:character-count="502" meta:non-whitespace-character-count="419"/>
  </office:meta>
</office:document-meta>
</file>